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d7085" officeooo:paragraph-rsid="001d7085"/>
    </style:style>
    <style:style style:name="P2" style:family="paragraph" style:parent-style-name="Standard">
      <style:text-properties officeooo:rsid="001f6c50" officeooo:paragraph-rsid="001f6c50"/>
    </style:style>
    <style:style style:name="P3" style:family="paragraph" style:parent-style-name="Standard">
      <style:text-properties officeooo:paragraph-rsid="00223f91"/>
    </style:style>
    <style:style style:name="P4" style:family="paragraph" style:parent-style-name="Standard">
      <style:text-properties officeooo:rsid="00225910" officeooo:paragraph-rsid="00225910"/>
    </style:style>
    <style:style style:name="P5" style:family="paragraph" style:parent-style-name="Standard">
      <style:text-properties officeooo:paragraph-rsid="002382c8"/>
    </style:style>
    <style:style style:name="P6" style:family="paragraph" style:parent-style-name="Standard">
      <style:text-properties officeooo:rsid="00254c2f" officeooo:paragraph-rsid="00254c2f"/>
    </style:style>
    <style:style style:name="T1" style:family="text">
      <style:text-properties officeooo:rsid="001ff242"/>
    </style:style>
    <style:style style:name="T2" style:family="text">
      <style:text-properties officeooo:rsid="0020d0a2"/>
    </style:style>
    <style:style style:name="T3" style:family="text">
      <style:text-properties officeooo:rsid="00223f91"/>
    </style:style>
    <style:style style:name="T4" style:family="text">
      <style:text-properties officeooo:rsid="002382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bric</text:p>
      <text:p text:style-name="P1"/>
      <text:p text:style-name="P1">Imagine entering a tiny fabric store in a backstreet somewhere in Lviv, Ukraine. You don’t speak any Ukrainian and you have no idea about fabrics. What will you do there? That was my situation today. Here are some thoughts.</text:p>
      <text:p text:style-name="P1"/>
      <text:p text:style-name="P1">Textiles make up a world in itself or on its own. What are they made of? How are they made? In which tradition do they stand? What properties do they have? What do I want from them? What about the texture, the aesthetics, the connotation, the hue, the warmth, the composition, the god knows whatever attributes you may find. </text:p>
      <text:p text:style-name="P1"/>
      <text:p text:style-name="P2">On wikipedia one may read that textiles belong to the oldest artifacts. I wonder how old the oldest textile artifact is that has ever been found.* <text:span text:style-name="T2">Apparently to this date the oldest textile was found in Peru, an indigo coloured cotton something &lt;a href=</text:span><text:a xlink:type="simple" xlink:href="https://advances.sciencemag.org/content/2/9/e1501623" text:style-name="Internet_20_link" text:visited-style-name="Visited_20_Internet_20_Link"><text:span text:style-name="T2">https://advances.sciencemag.org/content/2/9/e1501623</text:span></text:a><text:span text:style-name="T2">&gt; . It is roughly 6000 years old. Of course it is likely that textiles were made before that. It predates by about 1500 years the hitherto oldest textile which comes from Ancient Egypt (2400 BC). Indigo is apparently a precious dye, which was used in the past and also in the presence for blue jeans.</text:span></text:p>
      <text:p text:style-name="P2"/>
      <text:p text:style-name="P3"><text:span text:style-name="T3">Some famous materials for textiles are cotton, linen, velvet, felt, silk, polyester, hemp etc. Just looking at cotton for instance there are calico, muslin, cotton-canvas, denim, </text:span>Gauze, Cheesecloth <text:span text:style-name="T3">(also Gauze), </text:span>Tote Bag. <text:span text:style-name="T3">I want to see all these things. Pleaase. </text:span></text:p>
      <text:p text:style-name="P2"/>
      <text:p text:style-name="P4">Linen: Linen is made from flax. Wow. I just watched a movie of they make linen from flax. Hard work! &lt;a href=<text:a xlink:type="simple" xlink:href="https://en.wikipedia.org/wiki/Flax" text:style-name="Internet_20_link" text:visited-style-name="Visited_20_Internet_20_Link">https://en.wikipedia.org/wiki/Flax</text:a>&gt; . The fiber from flax apparently dries faster than cotton and is stronger. The word lining comes also from linen, apparently. So the inner part of a suit for instance was traditionally made from linen, and I believe it still is to a large extend. But I don’t know. Linen is woven in a special way and is referred to as linen-weave-texture. Even cotton may be woven that way and then it is called madapolam.</text:p>
      <text:p text:style-name="P4"/>
      <text:p text:style-name="P4">The linen weave texture is essentially the most simple weaving pattern imaginable. It is a plain weave: up down up down etc. <text:span text:style-name="T4">Which brings us to weaving pattern. Yeah… wow, such a world.</text:span></text:p>
      <text:p text:style-name="P4"/>
      <text:p text:style-name="P5"><text:span text:style-name="T4">There are plain weaves, basket weaves, twills (even-sided and warp-faced). So the even-sided twills include </text:span><text:a xlink:type="simple" xlink:href="https://en.wikipedia.org/wiki/Foulard" text:style-name="Internet_20_link" text:visited-style-name="Visited_20_Internet_20_Link">foulard</text:a> or surah, <text:a xlink:type="simple" xlink:href="https://en.wikipedia.org/wiki/Herringbone_(cloth)" text:style-name="Internet_20_link" text:visited-style-name="Visited_20_Internet_20_Link">herringbone</text:a>, <text:a xlink:type="simple" xlink:href="https://en.wikipedia.org/wiki/Houndstooth" text:style-name="Internet_20_link" text:visited-style-name="Visited_20_Internet_20_Link">houndstooth</text:a>, <text:a xlink:type="simple" xlink:href="https://en.wikipedia.org/wiki/Serge_(fabric)" text:style-name="Internet_20_link" text:visited-style-name="Visited_20_Internet_20_Link">serge</text:a>, <text:a xlink:type="simple" xlink:href="https://en.wikipedia.org/wiki/Sharkskin" text:style-name="Internet_20_link" text:visited-style-name="Visited_20_Internet_20_Link">sharkskin</text:a>, and twill <text:a xlink:type="simple" xlink:href="https://en.wikipedia.org/wiki/Flannel" text:style-name="Internet_20_link" text:visited-style-name="Visited_20_Internet_20_Link">flannel</text:a> . <text:span text:style-name="T4">The warp-faced include </text:span>cavalry twill, <text:a xlink:type="simple" xlink:href="https://en.wikipedia.org/wiki/Chino_cloth" text:style-name="Internet_20_link" text:visited-style-name="Visited_20_Internet_20_Link">chino</text:a>, covert, <text:a xlink:type="simple" xlink:href="https://en.wikipedia.org/wiki/Denim" text:style-name="Internet_20_link" text:visited-style-name="Visited_20_Internet_20_Link">denim</text:a>, <text:a xlink:type="simple" xlink:href="https://en.wikipedia.org/wiki/Drill_(fabric)" text:style-name="Internet_20_link" text:visited-style-name="Visited_20_Internet_20_Link">drill</text:a>, fancy twill, <text:a xlink:type="simple" xlink:href="https://en.wikipedia.org/wiki/Gabardine" text:style-name="Internet_20_link" text:visited-style-name="Visited_20_Internet_20_Link">gabardine</text:a>, and lining twill. </text:p>
      <text:p text:style-name="P5"/>
      <text:p text:style-name="P5"><text:span text:style-name="T4">Denim for instance is warp-faced weaving style. Some textiles have two or more types of threads. In the simplest case warps and wefts. In the classical denim wear the warps are dyed and the wefts are left white. Hmmm… and Denim derives from the original factory in France, located at Nimes (pronounced Nim), which produced a fabric called ‘</text:span>serge de Nîmes’. <text:span text:style-name="T4">Of course the type of fabric was known, e.g. in India, before it was produced in Nimes.</text:span></text:p>
      <text:p text:style-name="P5"/>
      <text:p text:style-name="P6">What is tweed? Okay, no twitter jokes here. Ha! Its name apparently derives from the Scottish way of saying twill, namely tweel. I can just about imagine how a Scott tries to say twill but ends up saying tweel. Funny not funny. So the wool is tweeled rather than plainly woven. </text:p>
      <text:p text:style-name="P2"/>
      <text:p text:style-name="P2">*This sentence does make sense, but actually thinking about it one may find some peculiarities. Suppose the objects, i.e. textiles in this case, have four time points: T1=begin of production, T2=completion of production, T3=last time seen by a human, T4=loss or destruction, T5=now. Then typically the age of the object corresponds to T3-T2 or T3-T1. However, assume that one human, called Adam, finds a textile around 1000 BC, which was produced around 10000BC and <text:soft-page-break/>then it is permanently lost or destroyed – <text:span text:style-name="T1">Adam being the last human to see it</text:span>. Then another human, Abel, finds a textile around 2000AD which dates to 5000BC. The oldest textile ever found would then be the one by Adam, not by Abel. So the attribute ‘oldest’ <text:span text:style-name="T1">has a bit of a vagueness in it. Suppose Abel or Adam himself didn’t know about the age (T3-T2) of Adams textile. Then what is the oldest textile ever found? Suppose Abel and Adam both new of the age of Adams textile, so in particular Abel knew about Adam and his textile. What is the oldest textile ever found by humans? Would it be T3-T2 or T5-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8:10:21.013833183</meta:creation-date>
    <dc:date>2019-11-14T21:30:04.610762115</dc:date>
    <meta:editing-duration>PT24M10S</meta:editing-duration>
    <meta:editing-cycles>4</meta:editing-cycles>
    <meta:generator>LibreOffice/6.0.7.3$Linux_X86_64 LibreOffice_project/00m0$Build-3</meta:generator>
    <meta:document-statistic meta:table-count="0" meta:image-count="0" meta:object-count="0" meta:page-count="2" meta:paragraph-count="11" meta:word-count="726" meta:character-count="4253" meta:non-whitespace-character-count="3532"/>
  </office:meta>
</office:document-meta>
</file>